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Clara" svg:font-family="Clar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2.9217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1.572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9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35in" fo:break-before="auto" style:use-optimal-row-height="false"/>
    </style:style>
    <style:style style:name="ro3" style:family="table-row">
      <style:table-row-properties style:row-height="0.2299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193in" fo:break-before="auto" style:use-optimal-row-height="false"/>
    </style:style>
    <style:style style:name="ro6" style:family="table-row">
      <style:table-row-properties style:row-height="0.3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lara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lara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Clara"/>
    </style:style>
    <style:style style:name="ce1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aladea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adea"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Caladea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Clara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lade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Caladea" fo:font-size="10pt" style:font-size-asian="10pt" style:font-size-complex="10pt"/>
    </style:style>
    <style:style style:name="ce9" style:family="table-cell" style:parent-style-name="Default" style:data-style-name="N61">
      <style:table-cell-properties style:text-align-source="fix" style:repeat-content="false" style:vertical-align="middle"/>
      <style:paragraph-properties fo:text-align="start" fo:margin-left="0in"/>
      <style:text-properties style:font-name="Clara"/>
    </style:style>
    <style:style style:name="ce19" style:family="table-cell" style:parent-style-name="Default" style:data-style-name="N61">
      <style:table-cell-properties style:text-align-source="fix" style:repeat-content="false" style:vertical-align="middle"/>
      <style:paragraph-properties fo:text-align="start" fo:margin-left="0in"/>
      <style:text-properties style:font-name="Calade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hreeBar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1"/>
        <table:table-row table:style-name="ro1">
          <table:table-cell table:style-name="Default" office:value-type="float" office:value="263.904" calcext:value-type="float">
            <text:p>263.904</text:p>
          </table:table-cell>
          <table:table-cell table:style-name="Default" office:value-type="string" calcext:value-type="string">
            <text:p>0.785305 0.417865</text:p>
          </table:table-cell>
          <table:table-cell table:style-name="Default"/>
          <table:table-cell table:style-name="Default" office:value-type="float" office:value="263.904" calcext:value-type="float">
            <text:p>263.904</text:p>
          </table:table-cell>
          <table:table-cell table:style-name="Default" office:value-type="float" office:value="263.896" calcext:value-type="float">
            <text:p>263.896</text:p>
          </table:table-cell>
          <table:table-cell table:style-name="Default" office:value-type="float" office:value="263.898095238095" calcext:value-type="float">
            <text:p>263.898095238095</text:p>
          </table:table-cell>
          <table:table-cell table:style-name="Default" office:value-type="float" office:value="0.00244754493124631" calcext:value-type="float">
            <text:p>0.00244754493124631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3.899" calcext:value-type="float">
            <text:p>263.899</text:p>
          </table:table-cell>
          <table:table-cell table:style-name="Default" office:value-type="string" calcext:value-type="string">
            <text:p>0.786453 <text:s/>0.41457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float" office:value="263.898" calcext:value-type="float">
            <text:p>263.898</text:p>
          </table:table-cell>
          <table:table-cell table:style-name="Default" office:value-type="string" calcext:value-type="string">
            <text:p>0.788125 0.409831</text:p>
          </table:table-cell>
          <table:table-cell table:style-name="ce1" office:value-type="string" calcext:value-type="string">
            <text:p>Three Bars Truss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Default" table:number-columns-repeated="1017"/>
        </table:table-row>
        <table:table-row table:style-name="ro2">
          <table:table-cell table:style-name="Default" office:value-type="float" office:value="263.897" calcext:value-type="float">
            <text:p>263.897</text:p>
          </table:table-cell>
          <table:table-cell table:style-name="Default" office:value-type="string" calcext:value-type="string">
            <text:p>0.789233 0.406681</text:p>
          </table:table-cell>
          <table:table-cell table:style-name="ce2" office:value-type="string" calcext:value-type="string">
            <text:p>Metode</text:p>
          </table:table-cell>
          <table:table-cell table:style-name="ce2" office:value-type="string" calcext:value-type="string">
            <text:p>Worst 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Std</text:p>
          </table:table-cell>
          <table:table-cell table:style-name="Default" table:number-columns-repeated="1017"/>
        </table:table-row>
        <table:table-row table:style-name="ro3">
          <table:table-cell office:value-type="float" office:value="263.897" calcext:value-type="float">
            <text:p>263.897</text:p>
          </table:table-cell>
          <table:table-cell office:value-type="string" calcext:value-type="string">
            <text:p>0.787521 0.411523</text:p>
          </table:table-cell>
          <table:table-cell office:value-type="string" calcext:value-type="string">
            <text:p>NNA</text:p>
          </table:table-cell>
          <table:table-cell office:value-type="float" office:value="263.904" calcext:value-type="float">
            <text:p>263.904</text:p>
          </table:table-cell>
          <table:table-cell table:number-columns-repeated="2" office:value-type="float" office:value="263.896" calcext:value-type="float">
            <text:p>263.896</text:p>
          </table:table-cell>
          <table:table-cell office:value-type="float" office:value="0.00244754493124631" calcext:value-type="float">
            <text:p>0.00244754493124631</text:p>
          </table:table-cell>
          <table:table-cell table:number-columns-repeated="1017"/>
        </table:table-row>
        <table:table-row table:style-name="ro3">
          <table:table-cell office:value-type="float" office:value="263.896" calcext:value-type="float">
            <text:p>263.896</text:p>
          </table:table-cell>
          <table:table-cell office:value-type="string" calcext:value-type="string">
            <text:p>0.789402 0.406196</text:p>
          </table:table-cell>
          <table:table-cell office:value-type="string" calcext:value-type="string">
            <text:p>CS (Gandomi dkk. 2013)</text:p>
          </table:table-cell>
          <table:table-cell office:value-type="string" calcext:value-type="string">
            <text:p>N.A</text:p>
          </table:table-cell>
          <table:table-cell office:value-type="float" office:value="264.0669" calcext:value-type="float">
            <text:p>264.0669</text:p>
          </table:table-cell>
          <table:table-cell office:value-type="float" office:value="263.971" calcext:value-type="float">
            <text:p>263.971</text:p>
          </table:table-cell>
          <table:table-cell office:value-type="float" office:value="0.00009" calcext:value-type="float">
            <text:p>0.00009</text:p>
          </table:table-cell>
          <table:table-cell table:number-columns-repeated="1017"/>
        </table:table-row>
        <table:table-row table:style-name="ro3">
          <table:table-cell office:value-type="float" office:value="263.896" calcext:value-type="float">
            <text:p>263.896</text:p>
          </table:table-cell>
          <table:table-cell office:value-type="string" calcext:value-type="string">
            <text:p>0.787945 0.410318</text:p>
          </table:table-cell>
          <table:table-cell office:value-type="string" calcext:value-type="string">
            <text:p>SNS (Bayzidi dkk. 2021)</text:p>
          </table:table-cell>
          <table:table-cell office:value-type="float" office:value="263.8958561" calcext:value-type="float">
            <text:p>263.8958561</text:p>
          </table:table-cell>
          <table:table-cell office:value-type="float" office:value="263.8958462" calcext:value-type="float">
            <text:p>263.8958462</text:p>
          </table:table-cell>
          <table:table-cell office:value-type="float" office:value="263.8958434" calcext:value-type="float">
            <text:p>263.8958434</text:p>
          </table:table-cell>
          <table:table-cell office:value-type="string" calcext:value-type="string">
            <text:p>3.31056E − 06</text:p>
          </table:table-cell>
          <table:table-cell table:number-columns-repeated="1017"/>
        </table:table-row>
        <table:table-row table:style-name="ro3">
          <table:table-cell office:value-type="float" office:value="263.897" calcext:value-type="float">
            <text:p>263.897</text:p>
          </table:table-cell>
          <table:table-cell office:value-type="string" calcext:value-type="string">
            <text:p>0.787498 <text:s/>0.41159</text:p>
          </table:table-cell>
          <table:table-cell office:value-type="string" calcext:value-type="string">
            <text:p>PSO-DE (Liu dkk. 2010)</text:p>
          </table:table-cell>
          <table:table-cell table:number-columns-repeated="3" office:value-type="float" office:value="263.89584338" calcext:value-type="float">
            <text:p>263.89584338</text:p>
          </table:table-cell>
          <table:table-cell office:value-type="string" calcext:value-type="string">
            <text:p>4.5E10</text:p>
          </table:table-cell>
          <table:table-cell table:number-columns-repeated="1017"/>
        </table:table-row>
        <table:table-row table:style-name="ro3">
          <table:table-cell office:value-type="float" office:value="263.896" calcext:value-type="float">
            <text:p>263.896</text:p>
          </table:table-cell>
          <table:table-cell office:value-type="string" calcext:value-type="string">
            <text:p>0.788846 0.407767</text:p>
          </table:table-cell>
          <table:table-cell office:value-type="string" calcext:value-type="string">
            <text:p>SaC (Ray dkk. <text:s/>2003)</text:p>
          </table:table-cell>
          <table:table-cell office:value-type="float" office:value="263.96975638" calcext:value-type="float">
            <text:p>263.96975638</text:p>
          </table:table-cell>
          <table:table-cell office:value-type="float" office:value="263.90335672" calcext:value-type="float">
            <text:p>263.90335672</text:p>
          </table:table-cell>
          <table:table-cell office:value-type="float" office:value="263.89584654" calcext:value-type="float">
            <text:p>263.89584654</text:p>
          </table:table-cell>
          <table:table-cell office:value-type="string" calcext:value-type="string">
            <text:p>1.3E02</text:p>
          </table:table-cell>
          <table:table-cell table:number-columns-repeated="1017"/>
        </table:table-row>
        <table:table-row table:style-name="ro3">
          <table:table-cell office:value-type="float" office:value="263.897" calcext:value-type="float">
            <text:p>263.897</text:p>
          </table:table-cell>
          <table:table-cell office:value-type="string" calcext:value-type="string">
            <text:p>0.788095 0.409902</text:p>
          </table:table-cell>
          <table:table-cell office:value-type="string" calcext:value-type="string">
            <text:p>MBA (Saddollah dkk. 2013)</text:p>
          </table:table-cell>
          <table:table-cell office:value-type="float" office:value="263.915983" calcext:value-type="float">
            <text:p>263.915983</text:p>
          </table:table-cell>
          <table:table-cell office:value-type="float" office:value="263.897996" calcext:value-type="float">
            <text:p>263.897996</text:p>
          </table:table-cell>
          <table:table-cell office:value-type="float" office:value="263.895852" calcext:value-type="float">
            <text:p>263.895852</text:p>
          </table:table-cell>
          <table:table-cell office:value-type="string" calcext:value-type="string">
            <text:p>3.93E−03</text:p>
          </table:table-cell>
          <table:table-cell table:number-columns-repeated="1017"/>
        </table:table-row>
        <table:table-row table:style-name="ro3">
          <table:table-cell office:value-type="float" office:value="263.897" calcext:value-type="float">
            <text:p>263.897</text:p>
          </table:table-cell>
          <table:table-cell office:value-type="string" calcext:value-type="string">
            <text:p>0.788036 0.410071</text:p>
          </table:table-cell>
          <table:table-cell office:value-type="string" calcext:value-type="string">
            <text:p>HEAA (Saddollah dkk. 2013)</text:p>
          </table:table-cell>
          <table:table-cell office:value-type="float" office:value="263.896099" calcext:value-type="float">
            <text:p>263.896099</text:p>
          </table:table-cell>
          <table:table-cell office:value-type="float" office:value="263.895865" calcext:value-type="float">
            <text:p>263.895865</text:p>
          </table:table-cell>
          <table:table-cell office:value-type="float" office:value="263.895843" calcext:value-type="float">
            <text:p>263.895843</text:p>
          </table:table-cell>
          <table:table-cell office:value-type="string" calcext:value-type="string">
            <text:p>4.9E−05</text:p>
          </table:table-cell>
          <table:table-cell table:number-columns-repeated="1017"/>
        </table:table-row>
        <table:table-row table:style-name="ro3">
          <table:table-cell office:value-type="float" office:value="263.899" calcext:value-type="float">
            <text:p>263.899</text:p>
          </table:table-cell>
          <table:table-cell office:value-type="string" calcext:value-type="string">
            <text:p>0.788405 0.409049</text:p>
          </table:table-cell>
          <table:table-cell office:value-type="string" calcext:value-type="string">
            <text:p>DEDS (Saddollah dkk. 2013)</text:p>
          </table:table-cell>
          <table:table-cell office:value-type="float" office:value="263.895849" calcext:value-type="float">
            <text:p>263.895849</text:p>
          </table:table-cell>
          <table:table-cell table:number-columns-repeated="2" office:value-type="float" office:value="263.895843" calcext:value-type="float">
            <text:p>263.895843</text:p>
          </table:table-cell>
          <table:table-cell office:value-type="string" calcext:value-type="string">
            <text:p>9.7E−07</text:p>
          </table:table-cell>
          <table:table-cell table:number-columns-repeated="1017"/>
        </table:table-row>
        <table:table-row table:style-name="ro3">
          <table:table-cell office:value-type="float" office:value="263.897" calcext:value-type="float">
            <text:p>263.897</text:p>
          </table:table-cell>
          <table:table-cell office:value-type="string" calcext:value-type="string">
            <text:p>0.789676 0.405425</text:p>
          </table:table-cell>
          <table:table-cell office:value-type="string" calcext:value-type="string">
            <text:p>SC (Saddollah dkk. 2013)</text:p>
          </table:table-cell>
          <table:table-cell office:value-type="float" office:value="263.969756" calcext:value-type="float">
            <text:p>263.969756</text:p>
          </table:table-cell>
          <table:table-cell office:value-type="float" office:value="263.903356" calcext:value-type="float">
            <text:p>263.903356</text:p>
          </table:table-cell>
          <table:table-cell office:value-type="float" office:value="263.895846" calcext:value-type="float">
            <text:p>263.895846</text:p>
          </table:table-cell>
          <table:table-cell office:value-type="string" calcext:value-type="string">
            <text:p>1.3E−02</text:p>
          </table:table-cell>
          <table:table-cell table:number-columns-repeated="1017"/>
        </table:table-row>
        <table:table-row table:style-name="ro3">
          <table:table-cell office:value-type="float" office:value="263.896" calcext:value-type="float">
            <text:p>263.896</text:p>
          </table:table-cell>
          <table:table-cell office:value-type="string" calcext:value-type="string">
            <text:p>0.788182 0.409647</text:p>
          </table:table-cell>
          <table:table-cell table:style-name="ce4" office:value-type="string" calcext:value-type="string">
            <text:p>MVDE (Melo dkk. 2013)</text:p>
          </table:table-cell>
          <table:table-cell table:style-name="ce4" office:value-type="float" office:value="263.89584337" calcext:value-type="float">
            <text:p>263.89584337</text:p>
          </table:table-cell>
          <table:table-cell table:style-name="ce4" office:value-type="float" office:value="263.89584338" calcext:value-type="float">
            <text:p>263.89584338</text:p>
          </table:table-cell>
          <table:table-cell table:style-name="ce4" office:value-type="float" office:value="263.89584337" calcext:value-type="float">
            <text:p>263.89584337</text:p>
          </table:table-cell>
          <table:table-cell table:style-name="ce4" office:value-type="string" calcext:value-type="string">
            <text:p>2.576062e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63.901" calcext:value-type="float">
            <text:p>263.901</text:p>
          </table:table-cell>
          <table:table-cell table:style-name="Default" office:value-type="string" calcext:value-type="string">
            <text:p>0.789729 0.405317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float" office:value="263.896" calcext:value-type="float">
            <text:p>263.896</text:p>
          </table:table-cell>
          <table:table-cell table:style-name="Default" office:value-type="string" calcext:value-type="string">
            <text:p>0.788885 0.407658</text:p>
          </table:table-cell>
          <table:table-cell table:style-name="Default" office:value-type="string" calcext:value-type="string">
            <text:p>Tension Compression </text:p>
          </table:table-cell>
          <table:table-cell table:style-name="Default"/>
          <table:table-cell office:value-type="float" office:value="0.0126947" calcext:value-type="float">
            <text:p>0.0126947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float" office:value="263.902" calcext:value-type="float">
            <text:p>263.902</text:p>
          </table:table-cell>
          <table:table-cell table:style-name="Default" office:value-type="string" calcext:value-type="string">
            <text:p><text:s/>0.79146 0.400429</text:p>
          </table:table-cell>
          <table:table-cell table:style-name="ce2" office:value-type="string" calcext:value-type="string">
            <text:p>Metode</text:p>
          </table:table-cell>
          <table:table-cell table:style-name="ce2" office:value-type="string" calcext:value-type="string">
            <text:p>Worst 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Std</text:p>
          </table:table-cell>
          <table:table-cell table:style-name="Default" table:number-columns-repeated="1017"/>
        </table:table-row>
        <table:table-row table:style-name="ro3">
          <table:table-cell office:value-type="float" office:value="263.903" calcext:value-type="float">
            <text:p>263.903</text:p>
          </table:table-cell>
          <table:table-cell office:value-type="string" calcext:value-type="string">
            <text:p>0.791314 0.400855</text:p>
          </table:table-cell>
          <table:table-cell office:value-type="string" calcext:value-type="string">
            <text:p>NNA</text:p>
          </table:table-cell>
          <table:table-cell office:value-type="float" office:value="0.0150836" calcext:value-type="float">
            <text:p>0.0150836</text:p>
          </table:table-cell>
          <table:table-cell office:value-type="float" office:value="0.0134390380952381" calcext:value-type="float">
            <text:p>0.0134390380952381</text:p>
          </table:table-cell>
          <table:table-cell office:value-type="float" office:value="0.0126947" calcext:value-type="float">
            <text:p>0.0126947</text:p>
          </table:table-cell>
          <table:table-cell office:value-type="float" office:value="0.000789732084618696" calcext:value-type="float">
            <text:p>0.000789732084618696</text:p>
          </table:table-cell>
          <table:table-cell table:number-columns-repeated="1017"/>
        </table:table-row>
        <table:table-row table:style-name="ro3">
          <table:table-cell office:value-type="float" office:value="263.896" calcext:value-type="float">
            <text:p>263.896</text:p>
          </table:table-cell>
          <table:table-cell office:value-type="string" calcext:value-type="string">
            <text:p>0.789091 0.407073</text:p>
          </table:table-cell>
          <table:table-cell office:value-type="string" calcext:value-type="string">
            <text:p>CPSO (He dkk. 2006)</text:p>
          </table:table-cell>
          <table:table-cell office:value-type="float" office:value="0.012924" calcext:value-type="float">
            <text:p>0.012924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6747" calcext:value-type="float">
            <text:p>0.0126747</text:p>
          </table:table-cell>
          <table:table-cell table:style-name="ce9" office:value-type="float" office:value="0.000051985" calcext:value-type="float">
            <text:p>5.20E-05</text:p>
          </table:table-cell>
          <table:table-cell table:number-columns-repeated="1017"/>
        </table:table-row>
        <table:table-row table:style-name="ro3">
          <table:table-cell office:value-type="float" office:value="263.899" calcext:value-type="float">
            <text:p>263.899</text:p>
          </table:table-cell>
          <table:table-cell office:value-type="string" calcext:value-type="string">
            <text:p>0.787619 0.411269</text:p>
          </table:table-cell>
          <table:table-cell office:value-type="string" calcext:value-type="string">
            <text:p>GA (Coello dkk. 2002)</text:p>
          </table:table-cell>
          <table:table-cell office:value-type="float" office:value="0.012973" calcext:value-type="float">
            <text:p>0.012973</text:p>
          </table:table-cell>
          <table:table-cell office:value-type="float" office:value="0.012742" calcext:value-type="float">
            <text:p>0.012742</text:p>
          </table:table-cell>
          <table:table-cell table:style-name="ce9" office:value-type="float" office:value="0.01297" calcext:value-type="float">
            <text:p>1.30E-02</text:p>
          </table:table-cell>
          <table:table-cell table:style-name="ce9" office:value-type="float" office:value="0.000059" calcext:value-type="float">
            <text:p>5.90E-05</text:p>
          </table:table-cell>
          <table:table-cell table:number-columns-repeated="1017"/>
        </table:table-row>
        <table:table-row table:style-name="ro3">
          <table:table-cell office:value-type="float" office:value="263.897" calcext:value-type="float">
            <text:p>263.897</text:p>
          </table:table-cell>
          <table:table-cell office:value-type="string" calcext:value-type="string">
            <text:p>0.787877 0.410516</text:p>
          </table:table-cell>
          <table:table-cell office:value-type="string" calcext:value-type="string">
            <text:p>MSCA (Chen dkk. 2020)</text:p>
          </table:table-cell>
          <table:table-cell table:number-columns-repeated="2" office:value-type="string" calcext:value-type="string">
            <text:p>N.A</text:p>
          </table:table-cell>
          <table:table-cell office:value-type="float" office:value="0.012667" calcext:value-type="float">
            <text:p>0.012667</text:p>
          </table:table-cell>
          <table:table-cell office:value-type="string" calcext:value-type="string">
            <text:p>N.A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CGO (Talatari dkk. 2020) </text:p>
          </table:table-cell>
          <table:table-cell office:value-type="float" office:value="0.012719055" calcext:value-type="float">
            <text:p>0.012719055</text:p>
          </table:table-cell>
          <table:table-cell office:value-type="float" office:value="0.012670085" calcext:value-type="float">
            <text:p>0.012670085</text:p>
          </table:table-cell>
          <table:table-cell office:value-type="float" office:value="0.012665246" calcext:value-type="float">
            <text:p>0.012665246</text:p>
          </table:table-cell>
          <table:table-cell office:value-type="string" calcext:value-type="string">
            <text:p>1.09E−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CS (Gandomi dkk. 2013)</text:p>
          </table:table-cell>
          <table:table-cell office:value-type="float" office:value="0.001420272" calcext:value-type="float">
            <text:p>0.001420272</text:p>
          </table:table-cell>
          <table:table-cell office:value-type="float" office:value="0.01350052" calcext:value-type="float">
            <text:p>0.01350052</text:p>
          </table:table-cell>
          <table:table-cell office:value-type="float" office:value="0.01266522" calcext:value-type="float">
            <text:p>0.01266522</text:p>
          </table:table-cell>
          <table:table-cell office:value-type="string" calcext:value-type="string">
            <text:p>3.93E−0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" office:value-type="string" calcext:value-type="string">
            <text:p>SaC (Ray dkk. <text:s/>2003)</text:p>
          </table:table-cell>
          <table:table-cell table:style-name="ce4" office:value-type="float" office:value="0.0167172" calcext:value-type="float">
            <text:p>0.0167172</text:p>
          </table:table-cell>
          <table:table-cell table:style-name="ce4" office:value-type="float" office:value="0.0129227" calcext:value-type="float">
            <text:p>0.0129227</text:p>
          </table:table-cell>
          <table:table-cell table:style-name="ce4" office:value-type="float" office:value="0.0126692" calcext:value-type="float">
            <text:p>0.0126692</text:p>
          </table:table-cell>
          <table:table-cell table:style-name="ce4" office:value-type="string" calcext:value-type="string">
            <text:p>5.1985E−05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iston Lever</text:p>
          </table:table-cell>
          <table:table-cell table:style-name="Default" table:number-columns-repeated="1021"/>
        </table:table-row>
        <table:table-row table:style-name="ro5">
          <table:table-cell table:style-name="Default" table:number-columns-repeated="2"/>
          <table:table-cell table:style-name="ce2" office:value-type="string" calcext:value-type="string">
            <text:p>Metode</text:p>
          </table:table-cell>
          <table:table-cell table:style-name="ce2" office:value-type="string" calcext:value-type="string">
            <text:p>Worst 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Std</text:p>
          </table:table-cell>
          <table:table-cell table:style-name="Default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NNA</text:p>
          </table:table-cell>
          <table:table-cell office:value-type="float" office:value="295.493" calcext:value-type="float">
            <text:p>295.493</text:p>
          </table:table-cell>
          <table:table-cell office:value-type="float" office:value="160.8942595" calcext:value-type="float">
            <text:p>160.8942595</text:p>
          </table:table-cell>
          <table:table-cell office:value-type="float" office:value="8.41285" calcext:value-type="float">
            <text:p>8.41285</text:p>
          </table:table-cell>
          <table:table-cell office:value-type="float" office:value="77.3494871447889" calcext:value-type="float">
            <text:p>77.3494871447889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CS (Gandomi dkk. 2013)</text:p>
          </table:table-cell>
          <table:table-cell office:value-type="float" office:value="168.592" calcext:value-type="float">
            <text:p>168.592</text:p>
          </table:table-cell>
          <table:table-cell office:value-type="float" office:value="40.2319" calcext:value-type="float">
            <text:p>40.2319</text:p>
          </table:table-cell>
          <table:table-cell office:value-type="float" office:value="8.4271" calcext:value-type="float">
            <text:p>8.4271</text:p>
          </table:table-cell>
          <table:table-cell table:style-name="ce9" office:value-type="float" office:value="59.0552" calcext:value-type="float">
            <text:p>5.91E+01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PSO (Gandomi dkk. 2013)</text:p>
          </table:table-cell>
          <table:table-cell office:value-type="float" office:value="294" calcext:value-type="float">
            <text:p>294</text:p>
          </table:table-cell>
          <table:table-cell office:value-type="float" office:value="166" calcext:value-type="float">
            <text:p>166</text:p>
          </table:table-cell>
          <table:table-cell table:style-name="ce9" office:value-type="float" office:value="122" calcext:value-type="float">
            <text:p>1.22E+02</text:p>
          </table:table-cell>
          <table:table-cell table:style-name="ce9" office:value-type="float" office:value="51.7" calcext:value-type="float">
            <text:p>5.17E+01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DE (Gandomi dkk. 2013)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14.2" calcext:value-type="float">
            <text:p>14.2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MSMF (Hamzehkolaei dkk. 2021) </text:p>
          </table:table-cell>
          <table:table-cell office:value-type="float" office:value="11.6085" calcext:value-type="float">
            <text:p>11.6085</text:p>
          </table:table-cell>
          <table:table-cell office:value-type="float" office:value="9.50055" calcext:value-type="float">
            <text:p>9.50055</text:p>
          </table:table-cell>
          <table:table-cell office:value-type="float" office:value="7.8978" calcext:value-type="float">
            <text:p>7.8978</text:p>
          </table:table-cell>
          <table:table-cell office:value-type="float" office:value="0.32156" calcext:value-type="float">
            <text:p>0.32156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MCEO (Hamzehkolaei dkk. 2021) </text:p>
          </table:table-cell>
          <table:table-cell office:value-type="float" office:value="15.6823" calcext:value-type="float">
            <text:p>15.6823</text:p>
          </table:table-cell>
          <table:table-cell office:value-type="float" office:value="10.7613" calcext:value-type="float">
            <text:p>10.7613</text:p>
          </table:table-cell>
          <table:table-cell office:value-type="float" office:value="8.4516" calcext:value-type="float">
            <text:p>8.4516</text:p>
          </table:table-cell>
          <table:table-cell office:value-type="float" office:value="1.8564" calcext:value-type="float">
            <text:p>1.8564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HPSO (Hamzehkolaei dkk. 2021) 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3.4" calcext:value-type="float">
            <text:p>13.4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SNS (Bayzidi dkk. 2021)</text:p>
          </table:table-cell>
          <table:table-cell office:value-type="float" office:value="167.4727747" calcext:value-type="float">
            <text:p>167.4727747</text:p>
          </table:table-cell>
          <table:table-cell office:value-type="float" office:value="24.3189743" calcext:value-type="float">
            <text:p>24.3189743</text:p>
          </table:table-cell>
          <table:table-cell office:value-type="float" office:value="8.412698349" calcext:value-type="float">
            <text:p>8.412698349</text:p>
          </table:table-cell>
          <table:table-cell office:value-type="float" office:value="47.71792646" calcext:value-type="float">
            <text:p>47.71792646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office:value-type="string" calcext:value-type="string">
            <text:p>HPSO (KIM dkk. 2009)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13.4" calcext:value-type="float">
            <text:p>13.4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4" office:value-type="string" calcext:value-type="string">
            <text:p>PSO (KIM dkk. 2009)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51.7" calcext:value-type="float">
            <text:p>51.7</text:p>
          </table:table-cell>
          <table:table-cell table:style-name="ce3" table:number-columns-repeated="101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eldead Beam</text:p>
          </table:table-cell>
          <table:table-cell table:style-name="Default" table:number-columns-repeated="1021"/>
        </table:table-row>
        <table:table-row table:style-name="ro6">
          <table:table-cell table:style-name="Default" table:number-columns-repeated="2"/>
          <table:table-cell table:style-name="ce12" office:value-type="string" calcext:value-type="string">
            <text:p>Metode</text:p>
          </table:table-cell>
          <table:table-cell table:style-name="ce12" office:value-type="string" calcext:value-type="string">
            <text:p>Worst 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Best</text:p>
          </table:table-cell>
          <table:table-cell table:style-name="ce12" office:value-type="string" calcext:value-type="string">
            <text:p>Std</text:p>
          </table:table-cell>
          <table:table-cell table:style-name="Default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NNA</text:p>
          </table:table-cell>
          <table:table-cell table:style-name="ce13" office:value-type="float" office:value="1.80506" calcext:value-type="float">
            <text:p>1.80506</text:p>
          </table:table-cell>
          <table:table-cell table:style-name="ce13" office:value-type="float" office:value="1.73188619047619" calcext:value-type="float">
            <text:p>1.73188619047619</text:p>
          </table:table-cell>
          <table:table-cell table:style-name="ce13" office:value-type="float" office:value="1.72486" calcext:value-type="float">
            <text:p>1.72486</text:p>
          </table:table-cell>
          <table:table-cell table:style-name="ce13" office:value-type="float" office:value="0.0181281572356902" calcext:value-type="float">
            <text:p>0.0181281572356902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PSO -DE (Liu dkk. 2010)</text:p>
          </table:table-cell>
          <table:table-cell table:style-name="ce13" office:value-type="float" office:value="1.7248811" calcext:value-type="float">
            <text:p>1.7248811</text:p>
          </table:table-cell>
          <table:table-cell table:style-name="ce13" office:value-type="float" office:value="1.7248579" calcext:value-type="float">
            <text:p>1.7248579</text:p>
          </table:table-cell>
          <table:table-cell table:style-name="ce13" office:value-type="float" office:value="1.7248531" calcext:value-type="float">
            <text:p>1.7248531</text:p>
          </table:table-cell>
          <table:table-cell table:style-name="ce19" office:value-type="string" calcext:value-type="string">
            <text:p>4.1E06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SaC (Ray dkk. <text:s/>2003)</text:p>
          </table:table-cell>
          <table:table-cell table:style-name="ce13" office:value-type="float" office:value="6.3996785" calcext:value-type="float">
            <text:p>6.3996785</text:p>
          </table:table-cell>
          <table:table-cell table:style-name="ce13" office:value-type="float" office:value="3.0025883" calcext:value-type="float">
            <text:p>3.0025883</text:p>
          </table:table-cell>
          <table:table-cell table:style-name="ce19" office:value-type="float" office:value="2.3854347" calcext:value-type="float">
            <text:p>2.39E+00</text:p>
          </table:table-cell>
          <table:table-cell table:style-name="ce19" office:value-type="string" calcext:value-type="string">
            <text:p>9.6E01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CDE(Huangdkk. 2007)</text:p>
          </table:table-cell>
          <table:table-cell table:style-name="ce16" office:value-type="float" office:value="1.824105" calcext:value-type="float">
            <text:p>1.824105</text:p>
          </table:table-cell>
          <table:table-cell table:style-name="ce16" office:value-type="float" office:value="1.768158" calcext:value-type="float">
            <text:p>1.768158</text:p>
          </table:table-cell>
          <table:table-cell table:style-name="ce13" office:value-type="float" office:value="1.733461" calcext:value-type="float">
            <text:p>1.733461</text:p>
          </table:table-cell>
          <table:table-cell table:style-name="ce16" office:value-type="float" office:value="0.022194" calcext:value-type="float">
            <text:p>0.022194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CPSO (He dkk. 2006)</text:p>
          </table:table-cell>
          <table:table-cell table:style-name="ce16" office:value-type="float" office:value="1.782143" calcext:value-type="float">
            <text:p>1.782143</text:p>
          </table:table-cell>
          <table:table-cell table:style-name="ce16" office:value-type="float" office:value="1.748831" calcext:value-type="float">
            <text:p>1.748831</text:p>
          </table:table-cell>
          <table:table-cell table:style-name="ce16" office:value-type="float" office:value="1.728024" calcext:value-type="float">
            <text:p>1.728024</text:p>
          </table:table-cell>
          <table:table-cell table:style-name="ce16" office:value-type="float" office:value="0.012926" calcext:value-type="float">
            <text:p>0.012926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GA (Coello <text:s/>2000)</text:p>
          </table:table-cell>
          <table:table-cell table:style-name="ce16" office:value-type="float" office:value="1.785835" calcext:value-type="float">
            <text:p>1.785835</text:p>
          </table:table-cell>
          <table:table-cell table:style-name="ce16" office:value-type="float" office:value="1.771973" calcext:value-type="float">
            <text:p>1.771973</text:p>
          </table:table-cell>
          <table:table-cell table:style-name="ce16" office:value-type="float" office:value="1.748309" calcext:value-type="float">
            <text:p>1.748309</text:p>
          </table:table-cell>
          <table:table-cell table:style-name="ce16" office:value-type="float" office:value="0.01122" calcext:value-type="float">
            <text:p>0.01122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WCA (Eskandar dkk. 2012)</text:p>
          </table:table-cell>
          <table:table-cell table:style-name="ce17" office:value-type="float" office:value="1.744697" calcext:value-type="float">
            <text:p>1.744697</text:p>
          </table:table-cell>
          <table:table-cell table:style-name="ce17" office:value-type="float" office:value="1.726427" calcext:value-type="float">
            <text:p>1.726427</text:p>
          </table:table-cell>
          <table:table-cell table:style-name="ce17" office:value-type="float" office:value="1.724856" calcext:value-type="float">
            <text:p>1.724856</text:p>
          </table:table-cell>
          <table:table-cell table:style-name="ce17" office:value-type="string" calcext:value-type="string">
            <text:p>4.29E03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WCA I (Eskandar dkk. 2012)</text:p>
          </table:table-cell>
          <table:table-cell table:style-name="ce13" office:value-type="float" office:value="1.801127" calcext:value-type="float">
            <text:p>1.801127</text:p>
          </table:table-cell>
          <table:table-cell table:style-name="ce13" office:value-type="float" office:value="1.73594" calcext:value-type="float">
            <text:p>1.73594</text:p>
          </table:table-cell>
          <table:table-cell table:style-name="ce13" office:value-type="float" office:value="1.724857" calcext:value-type="float">
            <text:p>1.724857</text:p>
          </table:table-cell>
          <table:table-cell table:style-name="ce13" office:value-type="string" calcext:value-type="string">
            <text:p>1.89E02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RL-PSO (Hadaideh dkk. 2021)</text:p>
          </table:table-cell>
          <table:table-cell table:number-columns-repeated="2" table:style-name="ce13" office:value-type="string" calcext:value-type="string">
            <text:p>N.A</text:p>
          </table:table-cell>
          <table:table-cell table:style-name="ce13" office:value-type="float" office:value="1.75005" calcext:value-type="float">
            <text:p>1.75005</text:p>
          </table:table-cell>
          <table:table-cell table:style-name="ce13" office:value-type="string" calcext:value-type="string">
            <text:p>N.A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RL-PSO (Hadaideh dkk. 2021)</text:p>
          </table:table-cell>
          <table:table-cell table:number-columns-repeated="2" table:style-name="ce13" office:value-type="string" calcext:value-type="string">
            <text:p>N.A</text:p>
          </table:table-cell>
          <table:table-cell table:style-name="ce17" office:value-type="float" office:value="1.72755" calcext:value-type="float">
            <text:p>1.72755</text:p>
          </table:table-cell>
          <table:table-cell table:style-name="ce17" office:value-type="string" calcext:value-type="string">
            <text:p>N.A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RL-PSO (Hadaideh dkk. 2021)</text:p>
          </table:table-cell>
          <table:table-cell table:number-columns-repeated="2" table:style-name="ce13" office:value-type="string" calcext:value-type="string">
            <text:p>N.A</text:p>
          </table:table-cell>
          <table:table-cell table:style-name="ce13" office:value-type="float" office:value="1.7249" calcext:value-type="float">
            <text:p>1.7249</text:p>
          </table:table-cell>
          <table:table-cell table:style-name="ce13" office:value-type="string" calcext:value-type="string">
            <text:p>N.A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C-ITGO (Ferreira dkk. 2018) </text:p>
          </table:table-cell>
          <table:table-cell table:number-columns-repeated="3" table:style-name="ce13" office:value-type="float" office:value="1.7248523" calcext:value-type="float">
            <text:p>1.7248523</text:p>
          </table:table-cell>
          <table:table-cell table:style-name="ce13" office:value-type="string" calcext:value-type="string">
            <text:p>3.65E−12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C-ITGO (Ferreira dkk. 2018) </text:p>
          </table:table-cell>
          <table:table-cell table:style-name="ce13" office:value-type="float" office:value="1.7249215" calcext:value-type="float">
            <text:p>1.7249215</text:p>
          </table:table-cell>
          <table:table-cell table:style-name="ce13" office:value-type="float" office:value="1.748831" calcext:value-type="float">
            <text:p>1.748831</text:p>
          </table:table-cell>
          <table:table-cell table:style-name="ce13" office:value-type="float" office:value="1.728024" calcext:value-type="float">
            <text:p>1.728024</text:p>
          </table:table-cell>
          <table:table-cell table:style-name="ce13" office:value-type="string" calcext:value-type="string">
            <text:p>7.88E−06</text:p>
          </table:table-cell>
          <table:table-cell table:style-name="ce7" table:number-columns-repeated="1017"/>
        </table:table-row>
        <table:table-row table:style-name="ro3">
          <table:table-cell table:style-name="ce7" table:number-columns-repeated="2"/>
          <table:table-cell table:style-name="ce14" office:value-type="string" calcext:value-type="string">
            <text:p>MBA (Saddollah dkk. 2013)</text:p>
          </table:table-cell>
          <table:table-cell table:number-columns-repeated="3" table:style-name="ce14" office:value-type="float" office:value="1.724853" calcext:value-type="float">
            <text:p>1.724853</text:p>
          </table:table-cell>
          <table:table-cell table:style-name="ce14" office:value-type="string" calcext:value-type="string">
            <text:p>6.94E−19</text:p>
          </table:table-cell>
          <table:table-cell table:style-name="ce7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Clara" svg:font-family="Clar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09:31:17.765574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21T10:08:49.063117237</dc:date>
    <meta:editing-duration>PT1H26M5S</meta:editing-duration>
    <meta:editing-cycles>52</meta:editing-cycles>
    <meta:document-statistic meta:table-count="1" meta:cell-count="278" meta:object-count="0"/>
  </office:meta>
</office:document-meta>
</file>